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table:align="left" style:writing-mode="lr-tb"/>
    </style:style>
    <style:style style:name="Table1.A" style:family="table-column">
      <style:table-column-properties style:column-width="1.1333in"/>
    </style:style>
    <style:style style:name="Table1.B" style:family="table-column">
      <style:table-column-properties style:column-width="1.1028in"/>
    </style:style>
    <style:style style:name="Table1.C" style:family="table-column">
      <style:table-column-properties style:column-width="4.063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text-properties style:font-name="Calibri1"/>
    </style:style>
    <style:style style:name="P2" style:family="paragraph" style:parent-style-name="Heading_20_2">
      <style:paragraph-properties fo:text-align="center" style:justify-single-word="false"/>
      <style:text-properties style:font-name="Calibri1"/>
    </style:style>
    <style:style style:name="P3" style:family="paragraph" style:parent-style-name="Standard">
      <style:paragraph-properties fo:margin-left="0.25in" fo:text-align="center" style:justify-single-word="false"/>
      <style:text-properties style:font-name="Calibri1"/>
    </style:style>
    <style:style style:name="P4" style:family="paragraph" style:parent-style-name="Standard">
      <style:paragraph-properties fo:margin-left="0.25in" fo:text-align="center" style:justify-single-word="false"/>
      <style:text-properties style:font-name="Calibri1" fo:font-size="16pt" fo:font-weight="bold" style:font-size-asian="16pt" style:font-weight-asian="bold"/>
    </style:style>
    <style:style style:name="P5" style:family="paragraph" style:parent-style-name="Heading_20_2">
      <style:text-properties fo:color="#000000" loext:opacity="100%" style:font-name="Calibri1"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7" style:family="paragraph" style:parent-style-name="Horizontal_20_Line">
      <style:paragraph-properties fo:margin-top="0in" fo:margin-bottom="0.111in" style:contextual-spacing="false"/>
      <style:text-properties fo:color="#000000" loext:opacity="100%" style:font-name="Calibri1" fo:font-weight="normal" officeooo:paragraph-rsid="000223d5" style:font-weight-asian="normal" style:font-weight-complex="normal"/>
    </style:style>
    <style:style style:name="P8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Calibri1" fo:font-weight="normal" style:font-weight-asian="normal" style:font-weight-complex="normal"/>
    </style:style>
    <style:style style:name="P9" style:family="paragraph" style:parent-style-name="Heading_20_3">
      <style:paragraph-properties fo:margin-left="0in" fo:margin-right="0in" fo:margin-top="0in" fo:margin-bottom="0.0972in" style:contextual-spacing="false" fo:line-height="114%" fo:text-align="start" style:justify-single-word="false" fo:text-indent="0in" style:auto-text-indent="false"/>
      <style:text-properties fo:color="#000000" loext:opacity="100%" style:font-name="Calibri1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2" style:family="paragraph" style:parent-style-name="Horizontal_20_Line">
      <style:paragraph-properties fo:margin-top="0in" fo:margin-bottom="0.111in" style:contextual-spacing="false"/>
      <style:text-properties fo:color="#000000" loext:opacity="100%" style:font-name="Calibri1" fo:font-weight="normal" style:font-weight-asian="normal" style:font-weight-complex="normal"/>
    </style:style>
    <style:style style:name="P13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4" style:family="paragraph" style:parent-style-name="Heading_20_3">
      <style:paragraph-properties fo:margin-left="0in" fo:margin-right="0in" fo:margin-top="0in" fo:margin-bottom="0.0972in" style:contextual-spacing="false" fo:line-height="114%" fo:text-align="start" style:justify-single-word="false" fo:text-indent="0in" style:auto-text-indent="false"/>
      <style:text-properties fo:color="#000000" loext:opacity="100%" style:font-name="Calibri1" fo:font-weight="bold" style:font-weight-asian="bold" style:font-weight-complex="bold"/>
    </style:style>
    <style:style style:name="P15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6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7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Calibri1" fo:font-weight="bold" style:font-weight-asian="bold" style:font-weight-complex="bold"/>
    </style:style>
    <style:style style:name="P20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Calibri1" fo:font-weight="normal" style:font-weight-asian="normal" style:font-weight-complex="normal"/>
    </style:style>
    <style:style style:name="P21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Calibri1" fo:font-weight="normal" style:font-weight-asian="normal" style:font-weight-complex="normal"/>
    </style:style>
    <style:style style:name="T1" style:family="text">
      <style:text-properties officeooo:rsid="000223d5"/>
    </style:style>
    <style:style style:name="T2" style:family="text">
      <style:text-properties style:font-name-complex="Calibri3"/>
    </style:style>
    <style:style style:name="T3" style:family="text">
      <style:text-properties fo:font-weight="bold" fo:background-color="#ffff00" loext:char-shading-value="0" style:font-weight-asian="bold" style:font-name-complex="Calibri3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officeooo:rsid="00052b7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italic"/>
    </style:style>
    <style:style style:name="T11" style:family="text">
      <style:text-properties fo:font-weight="bold" officeooo:rsid="000223d5" style:font-weight-asian="bold" style:font-weight-complex="bold"/>
    </style:style>
    <style:style style:name="T12" style:family="text">
      <style:text-properties fo:font-style="italic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223d5" fo:background-color="#ffff00" loext:char-shading-value="0" style:font-weight-asian="bold" style:font-weight-complex="bold"/>
    </style:style>
    <style:style style:name="T14" style:family="text">
      <style:text-properties fo:color="#000000" loext:opacity="100%" style:font-name="Calibri1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8</text:span>. ROZHRANÍ POČÍTAČŮ</text:h>
      <text:h text:style-name="P2" text:outline-level="2">* nepovinné informace</text:h>
      <text:h text:style-name="P2" text:outline-level="2"><text:span text:style-name="T2"><text:s/></text:span><text:span text:style-name="T3">důležité informace</text:span></text:h>
      <text:p text:style-name="P3"><text:span text:style-name="T4">*</text:span><text:span text:style-name="T5"> důležité informace v nepovinné sekci dokumentu</text:span></text:p>
      <text:p text:style-name="P4"/>
      <text:h text:style-name="P5" text:outline-level="2"><text:span text:style-name="T6">18.</text:span>1. <text:span text:style-name="T7">Základní pojmy</text:span></text:h>
      <text:list text:style-name="L1">
        <text:list-item>
          <text:p text:style-name="P6"><text:span text:style-name="T7">Fyzické rozhraní</text:span>: To, na co si můžeš sáhnout – <text:span text:style-name="T8">konektory, piny, kabely, elektrické úrovně napětí</text:span>.</text:p>
        </text:list-item>
        <text:list-item>
          <text:p text:style-name="P6"><text:span text:style-name="T7">Logické rozhraní</text:span>: <text:span text:style-name="T8">Komunikační protokol</text:span> – pravidla, jak si zařízení vyměňují data (formát paketů, adresace, rychlost).</text:p>
        </text:list-item>
      </text:list>
      <text:p text:style-name="P7"/>
      <text:h text:style-name="P8" text:outline-level="2"><text:span text:style-name="T6">18.</text:span>2. <text:span text:style-name="T7">Základní dělení rozhraní</text:span></text:h>
      <text:h text:style-name="P9" text:outline-level="3">Paralelní vs. Sériové</text:h>
      <text:list text:style-name="L2">
        <text:list-item>
          <text:p text:style-name="P10"><text:span text:style-name="T7">Paralelní</text:span>: Přenáší <text:span text:style-name="T9">více bitů současně po více vodičích</text:span> (např. 8 bitů najednou). Historicky bylo rychlejší, ale dnes naráží na problém přeslechů a synchronizace při vysokých frekvencích.</text:p>
          <text:list>
            <text:list-item>
              <text:p text:style-name="P10"><text:span text:style-name="T10">Příklady:</text:span> <text:span text:style-name="T7">LPT</text:span> (tiskárny), staré disky (<text:span text:style-name="T7">PATA/IDE</text:span>), sběrnice <text:span text:style-name="T7">PCI</text:span>.</text:p>
            </text:list-item>
          </text:list>
        </text:list-item>
        <text:list-item>
          <text:p text:style-name="P10"><text:span text:style-name="T7">Sériové</text:span>: Přenáší <text:span text:style-name="T9">bity jeden po druhém za sebou</text:span> po jednom páru vodičů. Díky moderním technologiím je dnes mnohem rychlejší než paralelní.</text:p>
          <text:list>
            <text:list-item>
              <text:p text:style-name="P10"><text:span text:style-name="T10">Příklady:</text:span> <text:span text:style-name="T7">USB, SATA </text:span><text:span text:style-name="T11">(</text:span><text:span text:style-name="T1">Disky</text:span><text:span text:style-name="T11">)</text:span><text:span text:style-name="T7">, PCIe </text:span><text:span text:style-name="T11">(</text:span><text:span text:style-name="T1">GPU</text:span><text:span text:style-name="T11">)</text:span><text:span text:style-name="T7">, RS-232 </text:span><text:span text:style-name="T11">(</text:span><text:span text:style-name="T1">Console</text:span><text:span text:style-name="T11">)</text:span><text:span text:style-name="T7">.</text:span></text:p>
            </text:list-item>
          </text:list>
        </text:list-item>
      </text:list>
      <text:h text:style-name="P9" text:outline-level="3">Další kategorie</text:h>
      <text:list text:style-name="L3">
        <text:list-item>
          <text:p text:style-name="P11"><text:span text:style-name="T7">Drátové</text:span> (Wired): Přenos po kovovém kabelu (elektřina) nebo optickém vlákně (světlo).</text:p>
        </text:list-item>
        <text:list-item>
          <text:p text:style-name="P11"><text:span text:style-name="T7">Bezdrátové</text:span> (Wireless): Přenos pomocí rádiových vln (Bluetooth, Wi-Fi, <text:span text:style-name="T1">Zigbee</text:span>).</text:p>
        </text:list-item>
        <text:list-item>
          <text:p text:style-name="P11"><text:span text:style-name="T7">Digitální vs. Analogové</text:span>:</text:p>
          <text:list>
            <text:list-item>
              <text:p text:style-name="P11"><text:span text:style-name="T12">Analogové</text:span><text:span text:style-name="T10">:</text:span> Signál se mění spojitě (např. <text:span text:style-name="T7">VGA</text:span> pro obraz, <text:span text:style-name="T7">Jack</text:span> pro zvuk). <text:span text:style-name="T9">Náchylné k rušení</text:span>.</text:p>
            </text:list-item>
            <text:list-item>
              <text:p text:style-name="P11"><text:span text:style-name="T12">Digitální</text:span><text:span text:style-name="T10">:</text:span> Přenáší pouze <text:span text:style-name="T9">0 a 1</text:span> (<text:span text:style-name="T7">HDMI</text:span>, <text:span text:style-name="T7">DisplayPort</text:span>, <text:span text:style-name="T7">USB</text:span>). <text:span text:style-name="T9">Odolnější a čistší přenos.</text:span></text:p>
            </text:list-item>
          </text:list>
        </text:list-item>
        <text:list-item>
          <text:p text:style-name="P11"><text:span text:style-name="T7">Univerzální vs. Jednoúčelové</text:span>:</text:p>
          <text:list>
            <text:list-item>
              <text:p text:style-name="P11"><text:span text:style-name="T12">Univerzální</text:span><text:span text:style-name="T10">:</text:span> Připojíš cokoliv (<text:span text:style-name="T7">USB</text:span> <text:span text:style-name="T1">[</text:span><text:span text:style-name="T13">Universal</text:span><text:span text:style-name="T1"> Serial Bus]</text:span>).</text:p>
            </text:list-item>
            <text:list-item>
              <text:p text:style-name="P11"><text:span text:style-name="T12">Jednoúčelové</text:span><text:span text:style-name="T10">:</text:span> Jen pro grafiku (AGP) nebo jen pro zvuk.</text:p>
            </text:list-item>
          </text:list>
        </text:list-item>
      </text:list>
      <text:p text:style-name="P12"/>
      <text:h text:style-name="P8" text:outline-level="2"><text:span text:style-name="T6">18.</text:span>3. <text:span text:style-name="T7">Průmyslová a komunikační rozhraní</text:span></text:h>
      <text:h text:style-name="P9" text:outline-level="3">RS-232 (Sériový port)</text:h>
      <text:list text:style-name="L4">
        <text:list-item>
          <text:p text:style-name="P13"><text:span text:style-name="T8">Starý standard</text:span> pro komunikaci dvou zařízení (Point-to-Point).</text:p>
        </text:list-item>
        <text:list-item>
          <text:p text:style-name="P13">Nevyvážený přenos: <text:span text:style-name="T1">N</text:span>áchylné k rušení.</text:p>
        </text:list-item>
        <text:list-item>
          <text:p text:style-name="P13"><text:soft-page-break/>Využívá <text:span text:style-name="T8">vysoká napětí</text:span></text:p>
        </text:list-item>
        <text:list-item>
          <text:p text:style-name="P13">Vzdálenost cca do 15 metrů.</text:p>
        </text:list-item>
      </text:list>
      <text:h text:style-name="P14" text:outline-level="3">RS-485</text:h>
      <text:list text:style-name="L5">
        <text:list-item>
          <text:p text:style-name="P15">Průmyslový <text:span text:style-name="T8">standard</text:span> pro více zařízení (až 32 stanic na jedné lince).</text:p>
        </text:list-item>
        <text:list-item>
          <text:p text:style-name="P15">Extrémně odolné proti rušení, vzdálenosti až 1200 metrů.</text:p>
        </text:list-item>
        <text:list-item>
          <text:p text:style-name="P15">Funguje v režimu Master-Slave.</text:p>
        </text:list-item>
      </text:list>
      <text:p text:style-name="P12"/>
      <text:h text:style-name="P8" text:outline-level="2"><text:span text:style-name="T6">18.</text:span>4. <text:span text:style-name="T7">Periferní a datová rozhraní</text:span></text:h>
      <text:h text:style-name="P9" text:outline-level="3">USB (Universal Serial Bus)</text:h>
      <text:list text:style-name="L6">
        <text:list-item>
          <text:p text:style-name="P16">Dnes <text:span text:style-name="T8">nejrozšířenější univerzální sběrnice.</text:span></text:p>
        </text:list-item>
        <text:list-item>
          <text:p text:style-name="P16"><text:span text:style-name="T7">Vlastnosti</text:span>: Napájení (5V), Plug &amp; Play (připojení za chodu), stromová topologie.</text:p>
        </text:list-item>
        <text:list-item>
          <text:p text:style-name="P16"><text:span text:style-name="T7">Verze</text:span>:</text:p>
          <text:list>
            <text:list-item>
              <text:p text:style-name="P16">USB 2.0 (480 Mb/s)</text:p>
            </text:list-item>
            <text:list-item>
              <text:p text:style-name="P16">USB 3.0/3.1 (5 Gb/s a více) – poznáš je podle modré barvy konektoru.</text:p>
            </text:list-item>
          </text:list>
        </text:list-item>
      </text:list>
      <text:h text:style-name="P9" text:outline-level="3">SATA a eSATA</text:h>
      <text:list text:style-name="L7">
        <text:list-item>
          <text:p text:style-name="P17"><text:span text:style-name="T7">SATA</text:span>: Sériové rozhraní pro vnitřní disky (HDD/SSD).</text:p>
        </text:list-item>
        <text:list-item>
          <text:p text:style-name="P17"><text:span text:style-name="T7">eSATA</text:span>: Externí verze SATA. Má stíněný kabel a jiný konektor.</text:p>
        </text:list-item>
        <text:list-item>
          <text:p text:style-name="P17"><text:span text:style-name="T7">eSATAp</text:span> (Power over eSATA): Kombinovaný port, který umí napájet zařízení bez externího zdroje (kombinuje USB a eSATA).</text:p>
        </text:list-item>
      </text:list>
      <text:p text:style-name="P12"/>
      <text:h text:style-name="P8" text:outline-level="2"><text:span text:style-name="T6">18.</text:span>5. <text:span text:style-name="T7">Grafická rozhraní (Video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8"><text:span text:style-name="Strong_20_Emphasis"><text:span text:style-name="T14">Rozhraní</text:span></text:span></text:p>
            </table:table-cell>
            <table:table-cell table:style-name="Table1.A1" office:value-type="string">
              <text:p text:style-name="P18"><text:span text:style-name="Strong_20_Emphasis"><text:span text:style-name="T14">Typ signálu</text:span></text:span></text:p>
            </table:table-cell>
            <table:table-cell table:style-name="Table1.A1" office:value-type="string">
              <text:p text:style-name="P18"><text:span text:style-name="Strong_20_Emphasis"><text:span text:style-name="T14">Charakteristika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9">VGA (D-Sub)</text:p>
          </table:table-cell>
          <table:table-cell table:style-name="Table1.A1" office:value-type="string">
            <text:p text:style-name="P20">Analogový</text:p>
          </table:table-cell>
          <table:table-cell table:style-name="Table1.A1" office:value-type="string">
            <text:p text:style-name="P20">Starý modrý konektor. Náchylný na šum, max Full HD.</text:p>
          </table:table-cell>
        </table:table-row>
        <table:table-row>
          <table:table-cell table:style-name="Table1.A1" office:value-type="string">
            <text:p text:style-name="P19">DVI</text:p>
          </table:table-cell>
          <table:table-cell table:style-name="Table1.A1" office:value-type="string">
            <text:p text:style-name="P20">Digitální i Analog</text:p>
          </table:table-cell>
          <table:table-cell table:style-name="Table1.A1" office:value-type="string">
            <text:p text:style-name="P20">Existuje víc verzí (DVI-D jen digitál, DVI-I obojí).</text:p>
          </table:table-cell>
        </table:table-row>
        <table:table-row>
          <table:table-cell table:style-name="Table1.A1" office:value-type="string">
            <text:p text:style-name="P19">HDMI</text:p>
          </table:table-cell>
          <table:table-cell table:style-name="Table1.A1" office:value-type="string">
            <text:p text:style-name="P20">Digitální</text:p>
          </table:table-cell>
          <table:table-cell table:style-name="Table1.A1" office:value-type="string">
            <text:p text:style-name="P20">Přenáší obraz i zvuk. Standard pro TV a domácí kino.</text:p>
          </table:table-cell>
        </table:table-row>
        <table:table-row>
          <table:table-cell table:style-name="Table1.A1" office:value-type="string">
            <text:p text:style-name="P19">DisplayPort (DP)</text:p>
          </table:table-cell>
          <table:table-cell table:style-name="Table1.A1" office:value-type="string">
            <text:p text:style-name="P20">Digitální</text:p>
          </table:table-cell>
          <table:table-cell table:style-name="Table1.A1" office:value-type="string">
            <text:p text:style-name="P20">Nejmodernější. Obrovské datové toky, ideální pro 4K+ a vysoké frekvence.</text:p>
          </table:table-cell>
        </table:table-row>
      </table:table>
      <text:p text:style-name="P12"/>
      <text:h text:style-name="P8" text:outline-level="2"><text:span text:style-name="T6">18.</text:span>6. <text:span text:style-name="T7">Bezdrátová rozhraní: Bluetooth</text:span></text:h>
      <text:list text:style-name="L8">
        <text:list-item>
          <text:p text:style-name="P21">Krátkodosahová rádiová komunikace (pásmo 2,4 GHz).</text:p>
        </text:list-item>
        <text:list-item>
          <text:p text:style-name="P21">FHSS: Technologie přeskakování frekvencí (1600x za sekundu), aby se zabránilo rušení jinými zařízeními (třeba tvou Wi-Fi).</text:p>
        </text:list-item>
        <text:list-item>
          <text:p text:style-name="P21">Třídy (Class): Určují výkon a dosah (Class 1 až 100m, Class 2 běžných 10m).</text:p>
        </text:list-item>
      </text:list>
      <text:p text:style-name="P12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3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font-variant="normal" fo:text-transform="none" fo:color="#1f4d78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3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2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1972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20</meta:editing-cycles>
    <meta:creation-date>2023-04-02T02:41:00</meta:creation-date>
    <dc:date>2026-04-21T21:37:08.857537160</dc:date>
    <meta:editing-duration>PT1H54M17S</meta:editing-duration>
    <meta:generator>LibreOffice/25.8.3.2$Linux_X86_64 LibreOffice_project/580$Build-2</meta:generator>
    <meta:document-statistic meta:table-count="1" meta:image-count="0" meta:object-count="0" meta:page-count="2" meta:paragraph-count="63" meta:word-count="447" meta:character-count="2917" meta:non-whitespace-character-count="2561"/>
    <meta:user-defined meta:name="AppVersion">16.0000</meta:user-defined>
    <meta:template xlink:type="simple" xlink:actuate="onRequest" xlink:title="Normal.dotm" xlink:href=""/>
  </office:meta>
</office:document-meta>
</file>